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B000000EB35086CF5EFEDAE68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acba" officeooo:paragraph-rsid="001fac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o de Ejempl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musho_25_20beti" draw:display-name="musho%20beti" xlink:href="Pictures/10000000000000EB000000EB35086CF5EFEDAE68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musho_25_20beti" style:repeat="stretch" style:footnote-max-height="0cm" loext:margin-gutter="0cm">
        <style:background-image xlink:href="Pictures/10000000000000EB000000EB35086CF5EFEDAE68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musho_25_20beti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8T08:42:27.237000000</meta:creation-date>
    <dc:date>2022-11-18T08:48:31.614000000</dc:date>
    <meta:editing-duration>PT6M4S</meta:editing-duration>
    <meta:editing-cycles>1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" meta:word-count="3" meta:character-count="16" meta:non-whitespace-character-count="14"/>
  </office:meta>
</office:document-meta>
</file>